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omnes-pro" svg:font-family="omnes-pro, Omnes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.0882in" style:line-height-at-least="0.239in" fo:widows="1" fo:padding="0in" fo:border="none"/>
      <style:text-properties fo:font-variant="normal" fo:text-transform="none" fo:color="#182b37" fo:letter-spacing="normal"/>
    </style:style>
    <style:style style:name="P2" style:family="paragraph" style:parent-style-name="Text_20_body">
      <style:paragraph-properties fo:margin-top="0in" fo:margin-bottom="0.0882in" style:line-height-at-least="0.239in" fo:text-align="start" style:justify-single-word="false" fo:widows="1" fo:padding="0in" fo:border="none"/>
      <style:text-properties fo:font-variant="normal" fo:text-transform="none" fo:color="#182b37" fo:letter-spacing="normal"/>
    </style:style>
    <style:style style:name="P3" style:family="paragraph" style:parent-style-name="Text_20_body" style:list-style-name="L1">
      <style:paragraph-properties fo:margin-top="0in" fo:margin-bottom="0.0882in" style:line-height-at-least="0.239in" fo:text-align="start" style:justify-single-word="false" fo:widows="1" fo:padding="0in" fo:border="none"/>
      <style:text-properties fo:font-variant="normal" fo:text-transform="none" fo:color="#182b37" fo:letter-spacing="normal"/>
    </style:style>
    <style:style style:name="P4" style:family="paragraph" style:parent-style-name="Text_20_body">
      <style:paragraph-properties fo:margin-top="0in" fo:margin-bottom="0.0882in" style:line-height-at-least="0.239in" fo:text-align="center" style:justify-single-word="false" fo:widows="1" fo:padding="0in" fo:border="none"/>
      <style:text-properties fo:font-variant="normal" fo:text-transform="none" fo:color="#182b37" fo:font-size="16pt" fo:letter-spacing="normal" fo:font-weight="bold" style:font-size-asian="16pt" style:font-weight-asian="bold" style:font-size-complex="16pt" style:font-weight-complex="bold"/>
    </style:style>
    <style:style style:name="P5" style:family="paragraph" style:parent-style-name="Text_20_body" style:list-style-name="L1">
      <style:paragraph-properties fo:margin-top="0in" fo:margin-bottom="0.0882in" style:line-height-at-least="0.239in" fo:text-align="start" style:justify-single-word="false" fo:widows="1" fo:padding="0in" fo:border="none"/>
      <style:text-properties fo:color="#182b37"/>
    </style:style>
    <style:style style:name="T1" style:family="text">
      <style:text-properties style:font-name="omnes-pro" fo:font-size="11.4499998092651pt" fo:font-style="normal" fo:font-weight="normal"/>
    </style:style>
    <style:style style:name="T2" style:family="text">
      <style:text-properties fo:font-variant="normal" fo:text-transform="none" style:font-name="omnes-pro" fo:font-size="11.4499998092651pt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color="#000000" style:font-name="Menlo-Regular" fo:font-size="11pt" fo:letter-spacing="normal" style:font-name-asian="Menlo-Regular" style:font-size-asian="11pt" style:font-name-complex="Menlo-Regular" style:font-size-complex="11pt"/>
    </style:style>
    <style:style style:name="T5" style:family="text">
      <style:text-properties fo:color="#000000" style:font-name="Menlo-Regular" fo:font-size="11pt" fo:font-style="normal" fo:font-weight="normal" style:font-name-asian="Menlo-Regular" style:font-size-asian="11pt" style:font-name-complex="Menlo-Regular" style:font-size-complex="11pt"/>
    </style:style>
    <style:style style:name="T6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35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 Essentials &amp; Installing centos</text:p>
      <text:p text:style-name="P2">How to setup server in linuxacademy.</text:p>
      <text:list xml:id="list6708097415577123748" text:style-name="L1">
        <text:list-header>
          <text:p text:style-name="P3"/>
        </text:list-header>
        <text:list-item>
          <text:p text:style-name="P3"> <text:span text:style-name="T1">click on server lab,pick linux essentials server for testing purposes</text:span></text:p>
        </text:list-item>
        <text:list-item>
          <text:p text:style-name="P3"><text:bookmark text:name="823466"/> <text:span text:style-name="T1">in server actions click play,connect using public ip,or host name</text:span></text:p>
        </text:list-item>
        <text:list-item>
          <text:p text:style-name="P3"><text:bookmark text:name="823468"/> <text:span text:style-name="T1">use in terminal---ssh </text:span><text:a xlink:type="simple" xlink:href="mailto:user@54.187.243.27" text:style-name="Internet_20_link" text:visited-style-name="Visited_20_Internet_20_Link"><text:span text:style-name="T1">user@54.187.243.27</text:span></text:a><text:span text:style-name="T1">(public ip</text:span><text:bookmark text:name="823470"/><text:span text:style-name="T1">)</text:span> <text:span text:style-name="T1">then click yes &amp;  pwd</text:span></text:p>
        </text:list-item>
        <text:list-item>
          <text:p text:style-name="P3"><text:bookmark text:name="823472"/> <text:span text:style-name="T1">then am connected to user,change pwd after setting up pwd</text:span></text:p>
        </text:list-item>
        <text:list-item>
          <text:p text:style-name="P3"><text:bookmark text:name="823474"/> <text:span text:style-name="T1">type passwd, enter [current pwd,new pw]</text:span></text:p>
        </text:list-item>
        <text:list-item>
          <text:p text:style-name="P3"><text:bookmark text:name="823478"/> <text:span text:style-name="T1">change root pwd by typing [su - ]</text:span></text:p>
        </text:list-item>
        <text:list-item>
          <text:p text:style-name="P3"><text:bookmark text:name="823482"/> <text:span text:style-name="T1">then come back as normal user [exit]</text:span></text:p>
        </text:list-item>
        <text:list-item>
          <text:p text:style-name="P3"><text:bookmark text:name="823484"/> <text:span text:style-name="T1">type ls,use cat command [ cat vinchowto]</text:span></text:p>
        </text:list-item>
        <text:list-item>
          <text:p text:style-name="P5"><text:span text:style-name="T2">we will get a text message saying “</text:span><text:span text:style-name="T5">In order to connect to the VNC session you will need a VNC viewer application . </text:span><text:span text:style-name="T6">Realvnc.com offers free viewers. <text:s/>They have installers for linux, windows, and OSX.</text:span></text:p>
          <text:p text:style-name="P5"><text:span text:style-name="T6">After downloading and installing the VNC viewer connect to your lab server IP followed by the port.The port for the VNC session is :5901</text:span></text:p>
          <text:p text:style-name="P5"><text:span text:style-name="T6">So for example 192.192.192.192:5901 is what you would use to connect to your lab server from the Real VNC viewer application.”</text:span></text:p>
        </text:list-item>
        <text:list-item>
          <text:p text:style-name="P5"><text:bookmark text:name="823487"/><text:span text:style-name="T4">type in [</text:span><text:span text:style-name="T3"> </text:span><text:span text:style-name="T2">vncpasswd] &amp; reboot linux server (we need to be root)[reboot]</text:span></text:p>
        </text:list-item>
        <text:list-item>
          <text:p text:style-name="P5"><text:bookmark text:name="823490"/><text:span text:style-name="T3"> </text:span><text:span text:style-name="T2">get vnc viewer application&amp; realvnc.com(osx)</text:span></text:p>
        </text:list-item>
        <text:list-item>
          <text:p text:style-name="P3"><text:bookmark text:name="823492"/> <text:span text:style-name="T1">ip:5901(54.187.243.27:5901)</text:span></text:p>
        </text:list-item>
        <text:list-item>
          <text:p text:style-name="P3"><text:bookmark text:name="823493"/> <text:span text:style-name="T1">after logging in centos</text:span></text:p>
        </text:list-item>
        <text:list-item>
          <text:p text:style-name="P3"><text:bookmark text:name="823494"/> <text:span text:style-name="T1">go to applications-&gt;settings-&gt;displays</text:span>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omnes-pro" svg:font-family="omnes-pro, Omnes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fan  nadir</meta:initial-creator>
    <meta:creation-date>2016-05-21T11:26:23</meta:creation-date>
    <dc:date>2016-05-21T12:05:55</dc:date>
    <dc:creator>irfan  nadir</dc:creator>
    <meta:editing-duration>PT39M33S</meta:editing-duration>
    <meta:editing-cycles>14</meta:editing-cycles>
    <meta:generator>OpenOffice/4.1.2$Unix OpenOffice.org_project/412m3$Build-9782</meta:generator>
    <meta:document-statistic meta:table-count="0" meta:image-count="0" meta:object-count="0" meta:page-count="1" meta:paragraph-count="18" meta:word-count="202" meta:character-count="1175"/>
  </office:meta>
</office:document-meta>
</file>